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84.95pt"/>
    </style:style>
    <style:style style:name="co3" style:family="table-column">
      <style:table-column-properties fo:break-before="auto" style:column-width="200.81pt"/>
    </style:style>
    <style:style style:name="co4" style:family="table-column">
      <style:table-column-properties fo:break-before="auto" style:column-width="142.84pt"/>
    </style:style>
    <style:style style:name="co5" style:family="table-column">
      <style:table-column-properties fo:break-before="auto" style:column-width="95.19pt"/>
    </style:style>
    <style:style style:name="co6" style:family="table-column">
      <style:table-column-properties fo:break-before="auto" style:column-width="109.5pt"/>
    </style:style>
    <style:style style:name="co7" style:family="table-column">
      <style:table-column-properties fo:break-before="auto" style:column-width="27.81pt"/>
    </style:style>
    <style:style style:name="co8" style:family="table-column">
      <style:table-column-properties fo:break-before="auto" style:column-width="108.74pt"/>
    </style:style>
    <style:style style:name="co9" style:family="table-column">
      <style:table-column-properties fo:break-before="auto" style:column-width="79.4pt"/>
    </style:style>
    <style:style style:name="co10" style:family="table-column">
      <style:table-column-properties fo:break-before="auto" style:column-width="100.74pt"/>
    </style:style>
    <style:style style:name="co11" style:family="table-column">
      <style:table-column-properties fo:break-before="auto" style:column-width="806.34pt"/>
    </style:style>
    <style:style style:name="co12"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2"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29"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29"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29"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29"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29"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and firmware version can be upgraded or downgraded.</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4"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Angle snapping issues, may be unreliable to buy (G640 Rev A and G640 Rev B may not be differentiated),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May be unreliable to buy,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5"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9" office:value-type="string" calcext:value-type="string">
            <text:p>C</text:p>
          </table:table-cell>
          <table:table-cell table:style-name="ce26" office:value-type="string" calcext:value-type="string">
            <text:p>M</text:p>
          </table:table-cell>
          <table:table-cell table:style-name="ce13"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9" office:value-type="string" calcext:value-type="string">
            <text:p>C</text:p>
          </table:table-cell>
          <table:table-cell table:style-name="ce25" office:value-type="string" calcext:value-type="string">
            <text:p>S</text:p>
          </table:table-cell>
          <table:table-cell table:style-name="ce13"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 non-detachable cable, and report rate may drop to 40hz when moving slowly.</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4"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9" office:value-type="string" calcext:value-type="string">
            <text:p>C</text:p>
          </table:table-cell>
          <table:table-cell table:style-name="ce14" office:value-type="string" calcext:value-type="string">
            <text:p>XS</text:p>
          </table:table-cell>
          <table:table-cell table:style-name="ce15"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Angle snapping issues, input dropping when pressing pen side button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9" office:value-type="string" calcext:value-type="string">
            <text:p>C</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4"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6"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Angle snapping issues and 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6"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20" office:value-type="string" calcext:value-type="string">
            <text:p>D</text:p>
          </table:table-cell>
          <table:table-cell table:style-name="ce27" office:value-type="string" calcext:value-type="string">
            <text:p>S</text:p>
          </table:table-cell>
          <table:table-cell table:style-name="ce16"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10" table:number-columns-repeated="4"/>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20" office:value-type="string" calcext:value-type="string">
            <text:p>D</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1" office:value-type="string" calcext:value-type="string">
            <text:p>F</text:p>
          </table:table-cell>
          <table:table-cell table:style-name="ce14" office:value-type="string" calcext:value-type="string">
            <text:p>X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Battery pen, and 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9"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4"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1" office:value-type="string" calcext:value-type="string">
            <text:p>F</text:p>
          </table:table-cell>
          <table:table-cell table:style-name="ce25" office:value-type="string" calcext:value-type="string">
            <text:p>S</text:p>
          </table:table-cell>
          <table:table-cell table:style-name="ce14"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10" office:value-type="string" calcext:value-type="string">
            <text:p>Input dropping when pressing pen side butto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3"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3" office:value-type="string" calcext:value-type="string">
            <text:p>Recommended For Low Budget</text:p>
          </table:table-cell>
          <table:table-cell table:style-name="ce9" office:value-type="string" calcext:value-type="string">
            <text:p>7/10</text:p>
          </table:table-cell>
          <table:table-cell table:style-name="ce9" office:value-type="string" calcext:value-type="string">
            <text:p>35-45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3"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4"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9" office:value-type="string" calcext:value-type="string">
            <text:p>Under rare conditions, may have input dropping or jumping when pressing pen side button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4"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8" office:value-type="string" calcext:value-type="string">
            <text:p>B</text:p>
          </table:table-cell>
          <table:table-cell table:style-name="ce25" office:value-type="string" calcext:value-type="string">
            <text:p>S</text:p>
          </table:table-cell>
          <table:table-cell table:style-name="ce13"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80 USD</text:p>
          </table:table-cell>
          <table:table-cell table:style-name="ce19" office:value-type="string" calcext:value-type="string">
            <text:p>C</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4" office:value-type="string" calcext:value-type="string">
            <text:p>Not Recommended For Mid Budget</text:p>
          </table:table-cell>
          <table:table-cell table:style-name="ce9" office:value-type="string" calcext:value-type="string">
            <text:p>4/10</text:p>
          </table:table-cell>
          <table:table-cell table:style-name="ce9" office:value-type="string" calcext:value-type="string">
            <text:p>70-100 USD</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3"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4"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2" office:value-type="string" calcext:value-type="string">
            <text:p>A</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4"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and glitchy hover/drag transition.</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5"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extremely minor anti-chatter on hover.</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4"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8" office:value-type="string" calcext:value-type="string">
            <text:p>B</text:p>
          </table:table-cell>
          <table:table-cell table:style-name="ce26" office:value-type="string" calcext:value-type="string">
            <text:p>M</text:p>
          </table:table-cell>
          <table:table-cell table:style-name="ce13"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Slight input glitching, report rate dropping when pressing pen side buttons, and horrible glitchy pressure (this is bad for drawing).</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C</text:p>
          </table:table-cell>
          <table:table-cell table:style-name="ce26" office:value-type="string" calcext:value-type="string">
            <text:p>M</text:p>
          </table:table-cell>
          <table:table-cell table:style-name="ce14"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9" office:value-type="string" calcext:value-type="string">
            <text:p>Hardware smoothing is disabled when pen pressure is detected, minor anti-chatter remains.</text:p>
          </table:table-cell>
          <table:table-cell table:style-name="ce9" table:number-columns-repeated="16"/>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4"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24" office:value-type="string" calcext:value-type="string">
            <text:p>F</text:p>
          </table:table-cell>
          <table:table-cell table:style-name="ce25" office:value-type="string" calcext:value-type="string">
            <text:p>S</text:p>
          </table:table-cell>
          <table:table-cell table:style-name="ce14"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9" office:value-type="string" calcext:value-type="string">
            <text:p>Input dropping and angle snapping when pressing pen side buttons, glitchy hover/drag transition, and low pressure scan rate (this causes fast presses to not be detected).</text:p>
          </table:table-cell>
          <table:table-cell table:style-name="ce29" table:number-columns-repeated="16"/>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29"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7"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8" office:value-type="string" calcext:value-type="string">
            <text:p>Additional Relevant Product Information</text:p>
          </table:table-cell>
          <table:table-cell table:style-name="ce2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4" office:value-type="string" calcext:value-type="string">
            <text:p>Not Recommended For High Budget</text:p>
          </table:table-cell>
          <table:table-cell table:style-name="ce9" office:value-type="string" calcext:value-type="string">
            <text:p>5/10</text:p>
          </table:table-cell>
          <table:table-cell table:style-name="ce9" office:value-type="string" calcext:value-type="string">
            <text:p>150-200 USD</text:p>
          </table:table-cell>
          <table:table-cell table:style-name="ce23" office:value-type="string" calcext:value-type="string">
            <text:p>S</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may have minor EMR noise issues (this causes your cursor to shake mor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3"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3" office:value-type="string" calcext:value-type="string">
            <text:p>S</text:p>
          </table:table-cell>
          <table:table-cell table:style-name="ce26" office:value-type="string" calcext:value-type="string">
            <text:p>M</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3"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3"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3"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3" office:value-type="string" calcext:value-type="string">
            <text:p>S</text:p>
          </table:table-cell>
          <table:table-cell table:style-name="ce24" office:value-type="string" calcext:value-type="string">
            <text:p>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text:p>
          </table:table-cell>
          <table:table-cell table:style-name="ce9" table:number-columns-repeated="16"/>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29"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29" table:number-columns-repeated="16"/>
          <table:table-cell table:number-columns-repeated="997"/>
        </table:table-row>
        <table:table-row table:style-name="ro1">
          <table:table-cell table:style-name="ce12" office:value-type="string" calcext:value-type="string">
            <text:p>Brand</text:p>
          </table:table-cell>
          <table:table-cell table:style-name="ce12" office:value-type="string" calcext:value-type="string">
            <text:p>Model Identifier</text:p>
          </table:table-cell>
          <table:table-cell table:style-name="ce12" office:value-type="string" calcext:value-type="string">
            <text:p>Recommendation</text:p>
          </table:table-cell>
          <table:table-cell table:style-name="ce12" office:value-type="string" calcext:value-type="string">
            <text:p>Price/Performance Ranking</text:p>
          </table:table-cell>
          <table:table-cell table:style-name="ce12" office:value-type="string" calcext:value-type="string">
            <text:p>Targeted Price</text:p>
          </table:table-cell>
          <table:table-cell table:style-name="ce17" office:value-type="string" calcext:value-type="string">
            <text:p>Performance Ranking</text:p>
          </table:table-cell>
          <table:table-cell table:style-name="ce12" office:value-type="string" calcext:value-type="string">
            <text:p>Size</text:p>
          </table:table-cell>
          <table:table-cell table:style-name="ce12" office:value-type="string" calcext:value-type="string">
            <text:p>Hardware Smoothing</text:p>
          </table:table-cell>
          <table:table-cell table:style-name="ce12" office:value-type="string" calcext:value-type="string">
            <text:p>Hover Distance</text:p>
          </table:table-cell>
          <table:table-cell table:style-name="ce12" office:value-type="string" calcext:value-type="string">
            <text:p>Surface Feel</text:p>
          </table:table-cell>
          <table:table-cell table:style-name="ce12" office:value-type="string" calcext:value-type="string">
            <text:p>Additional Relevant Product Information</text:p>
          </table:table-cell>
          <table:table-cell table:style-name="ce30"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3"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28" office:value-type="string" calcext:value-type="string">
            <text:p>X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087.51pt" draw:caption-point-x="-11.54pt" draw:caption-point-y="-22.25pt">
              <dc:date>2023-12-24T00:00:00</dc:date>
              <text:p text:style-name="P1">(PTZ-430, PTZ-431W, PTZ-630, PTZ-631W, PTZ-930, PTZ-1230, PTZ-1231W)</text:p>
            </office:annotation>
            <text:p>PTZ-x30/31W</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02.51pt" draw:caption-point-x="-11.54pt" draw:caption-point-y="-22.22pt">
              <dc:date>2023-12-24T00:00:00</dc:date>
              <text:p text:style-name="P1">(XD-0405-U, XD-0608-U, XD-0912-U, XD-1212-U, <text:s/>XD-1218-U)</text:p>
            </office:annotation>
            <text:p>X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17.5pt" draw:caption-point-x="-11.54pt" draw:caption-point-y="-22.22pt">
              <dc:date>2023-12-24T00:00:00</dc:date>
              <text:p text:style-name="P1">(GD-0405-U, GD-0608-U, GD-0912-U, GD-1212-U, GD-1218-U)</text:p>
            </office:annotation>
            <text:p>GD-xxxx-U</text:p>
          </table:table-cell>
          <table:table-cell table:style-name="ce13"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3" office:value-type="string" calcext:value-type="string">
            <text:p>S</text:p>
          </table:table-cell>
          <table:table-cell table:style-name="ce9" office:value-type="string" calcext:value-type="string">
            <text:p>All</text:p>
          </table:table-cell>
          <table:table-cell table:style-name="ce13"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9" office:value-type="string" calcext:value-type="string">
            <text:p>Boosted report rate compared to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32.5pt" draw:caption-point-x="-11.54pt" draw:caption-point-y="-22.22pt">
              <dc:date>2023-12-24T00:00:00</dc:date>
              <text:p text:style-name="P1">(CTE-460, CTE-660)</text:p>
            </office:annotation>
            <text:p>CTE-x6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162.49pt" draw:caption-point-x="-11.54pt" draw:caption-point-y="-22.22pt">
              <dc:date>2023-12-24T00:00:00</dc:date>
              <text:p text:style-name="P1">(CTE-450, CTE-650)</text:p>
            </office:annotation>
            <text:p>CTE-x5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table:number-columns-repeated="17"/>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77.51pt" draw:caption-point-x="-11.54pt" draw:caption-point-y="-22.25pt">
              <dc:date>2023-12-24T00:00:00</dc:date>
              <text:p text:style-name="P1">(CTE-440, CTE-640)</text:p>
            </office:annotation>
            <text:p>CTE-x4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192.51pt" draw:caption-point-x="-11.54pt" draw:caption-point-y="-22.22pt">
              <dc:date>2023-12-24T00:00:00</dc:date>
              <text:p text:style-name="P1">(CTE-430, CTE-630)</text:p>
            </office:annotation>
            <text:p>CTE-x30</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07.5pt" draw:caption-point-x="-11.54pt" draw:caption-point-y="-22.22pt">
              <dc:date>2023-12-24T00:00:00</dc:date>
              <text:p text:style-name="P1">(FW-300, FB-630)</text:p>
            </office:annotation>
            <text:p>Fx-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48.33pt" svg:height="25.48pt" svg:x="151pt" svg:y="1222.5pt" draw:caption-point-x="-11.54pt" draw:caption-point-y="-22.22pt">
              <dc:date>2023-12-24T00:00:00</dc:date>
              <text:p text:style-name="P1">(CTF-430, CTF-221, CTF-420)</text:p>
            </office:annotation>
            <text:p>CTF-xxx</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37.49pt" draw:caption-point-x="-11.54pt" draw:caption-point-y="-22.22pt">
              <dc:date>2023-12-24T00:00:00</dc:date>
              <text:p text:style-name="P1">(FT-0203-U, FT-0405-U)</text:p>
            </office:annotation>
            <text:p>FT-xxxx-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14" office:value-type="string" calcext:value-type="string">
            <text:p><text:span text:style-name="T4">XS</text:span><text:span text:style-name="T2">/</text:span><text:span text:style-name="T5">S</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48.33pt" svg:height="25.51pt" svg:x="151pt" svg:y="1252.49pt" draw:caption-point-x="-11.54pt" draw:caption-point-y="-22.22pt">
              <dc:date>2023-12-24T00:00:00</dc:date>
              <text:p text:style-name="P1">(ET-0405A-U, ET-0507A-U)</text:p>
            </office:annotation>
            <text:p>ET-xxxxA-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text:span text:style-name="T1">S</text:span><text:span text:style-name="T2">/</text:span><text:span text:style-name="T3">M</text:span></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3"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A</text:p>
          </table:table-cell>
          <table:table-cell table:style-name="ce25" office:value-type="string" calcext:value-type="string">
            <text:p>S</text:p>
          </table:table-cell>
          <table:table-cell table:style-name="ce13"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9" office:value-type="string" calcext:value-type="string">
            <text:p>Lowered report rate compared to other consumer line wacom tablets and non-detachable cable.</text:p>
          </table:table-cell>
          <table:table-cell table:style-name="ce9" table:number-columns-repeated="16"/>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5">
          <table:table-cell table:number-columns-repeated="1024"/>
        </table:table-row>
        <table:table-row table:style-name="ro2">
          <table:table-cell table:number-columns-repeated="1024"/>
        </table:table-row>
      </table:table>
      <table:table table:name="Kuuubes Info" table:style-name="ta2">
        <table:table-column table:style-name="co12" table:number-columns-repeated="1024" table:default-cell-style-name="Default"/>
        <table:table-row table:style-name="ro1">
          <table:table-cell table:style-name="ce31"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3"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kuuube.s-ul.eu/mSDcCpuh" xlink:type="simple">Kuuube's Wacom Pen Nib Guide</text:a></text:p>
          </table:table-cell>
          <table:covered-table-cell table:number-columns-repeated="10"/>
          <table:table-cell table:number-columns-repeated="1013"/>
        </table:table-row>
        <table:table-row table:style-name="ro1">
          <table:table-cell table:style-name="ce32"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3"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01" meta:object-count="0"/>
    <meta:generator>LibreOfficeDev/6.0.5.2$Linux_X86_64 LibreOffice_project/</meta:generator>
  </office:meta>
</office:document-meta>
</file>